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2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28pt" fo:font-weight="bold" officeooo:rsid="001c0575" officeooo:paragraph-rsid="001c0575" style:font-size-asian="24.5pt" style:font-weight-asian="bold" style:font-size-complex="28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28pt" officeooo:rsid="001c0575" officeooo:paragraph-rsid="001c0575" style:font-size-asian="24.5pt" style:font-size-complex="28pt"/>
    </style:style>
    <style:style style:name="P3" style:family="paragraph" style:parent-style-name="Standard">
      <style:paragraph-properties fo:margin-top="0.302cm" fo:margin-bottom="0.302cm" style:contextual-spacing="false" fo:line-height="115%"/>
      <style:text-properties fo:font-size="18pt" officeooo:rsid="001c0575" officeooo:paragraph-rsid="001c0575" style:font-size-asian="18pt" style:font-size-complex="18pt"/>
    </style:style>
    <style:style style:name="P4" style:family="paragraph" style:parent-style-name="Standard">
      <style:paragraph-properties fo:margin-top="0.302cm" fo:margin-bottom="0.302cm" style:contextual-spacing="false" fo:line-height="115%"/>
      <style:text-properties fo:font-size="18pt" officeooo:rsid="001df7b0" officeooo:paragraph-rsid="001df7b0" style:font-size-asian="18pt" style:font-size-complex="18pt"/>
    </style:style>
    <style:style style:name="P5" style:family="paragraph" style:parent-style-name="Standard">
      <style:paragraph-properties fo:margin-top="0.302cm" fo:margin-bottom="0.302cm" style:contextual-spacing="false" fo:line-height="115%"/>
      <style:text-properties officeooo:paragraph-rsid="001df7b0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bold" officeooo:rsid="001e97df" officeooo:paragraph-rsid="001e97df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.302cm" fo:margin-bottom="0.302cm" style:contextual-spacing="false" fo:line-height="115%"/>
      <style:text-properties style:text-underline-style="solid" style:text-underline-width="auto" style:text-underline-color="font-color" fo:font-weight="bold" officeooo:rsid="001e97df" officeooo:paragraph-rsid="001e97df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3pt" fo:letter-spacing="normal" fo:font-style="normal" fo:text-shadow="none" style:text-underline-style="none" fo:font-weight="bold" officeooo:rsid="001e97df" officeooo:paragraph-rsid="001e97df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.302cm" fo:margin-bottom="0.302cm" style:contextual-spacing="false" fo:line-height="115%"/>
      <style:text-properties fo:font-variant="normal" fo:text-transform="none" fo:color="#000000" loext:opacity="100%" style:font-name="Liberation Serif" fo:font-size="18pt" fo:letter-spacing="normal" fo:font-style="normal" fo:font-weight="normal" officeooo:rsid="001e97df" officeooo:paragraph-rsid="001e97df" style:font-size-asian="18pt" style:font-size-complex="18pt"/>
    </style:style>
    <style:style style:name="P10" style:family="paragraph" style:parent-style-name="Standard">
      <style:paragraph-properties fo:margin-top="0.302cm" fo:margin-bottom="0.302cm" style:contextual-spacing="false" fo:line-height="115%"/>
      <style:text-properties fo:font-variant="normal" fo:text-transform="none" fo:color="#000000" loext:opacity="100%" style:font-name="Liberation Serif" fo:font-size="20pt" fo:letter-spacing="normal" fo:font-style="normal" style:text-underline-style="solid" style:text-underline-width="auto" style:text-underline-color="font-color" fo:font-weight="bold" officeooo:rsid="001e97df" officeooo:paragraph-rsid="001e97df" style:font-size-asian="20pt" style:font-weight-asian="bold" style:font-size-complex="20pt" style:font-weight-complex="bold"/>
    </style:style>
    <style:style style:name="P11" style:family="paragraph" style:parent-style-name="Standard" style:list-style-name="List_20_1">
      <style:paragraph-properties fo:margin-top="0.302cm" fo:margin-bottom="0.302cm" style:contextual-spacing="false" fo:line-height="115%"/>
      <style:text-properties fo:font-variant="normal" fo:text-transform="none" fo:color="#000000" loext:opacity="100%" style:font-name="Liberation Serif" fo:font-size="20pt" fo:letter-spacing="normal" fo:font-style="normal" fo:font-weight="bold" officeooo:paragraph-rsid="001e97df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1df7b0" style:font-size-asian="18pt" style:font-size-complex="18pt"/>
    </style:style>
    <style:style style:name="T2" style:family="text">
      <style:text-properties fo:font-variant="normal" fo:text-transform="none" fo:color="#000000" loext:opacity="100%" style:font-name="Liberation Serif" fo:font-size="18pt" fo:letter-spacing="normal" fo:font-style="normal" style:font-size-asian="18pt" style:font-size-complex="18pt"/>
    </style:style>
    <style:style style:name="T3" style:family="text">
      <style:text-properties fo:font-variant="normal" fo:text-transform="none" fo:color="#000000" loext:opacity="100%" style:font-name="Liberation Serif" fo:font-size="18pt" fo:letter-spacing="normal" fo:font-style="normal" officeooo:rsid="001df7b0" style:font-size-asian="18pt" style:font-size-complex="18pt"/>
    </style:style>
    <style:style style:name="T4" style:family="text">
      <style:text-properties fo:font-size="18pt" officeooo:rsid="001df7b0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11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<text:tab/><text:tab/><text:tab/><text:tab/><text:tab/><text:tab/><text:tab/><text:span text:style-name="T5">Yugal Mukesh Mahajan</text:span></text:p>
      <text:p text:style-name="P3">Address : <text:tab/><text:tab/><text:tab/><text:tab/><text:tab/><text:tab/>New <text:span text:style-name="T6">Panvel</text:span>, Maharashtra</text:p>
      <text:p text:style-name="P4">Date of Birth :<text:tab/><text:tab/><text:tab/><text:tab/><text:tab/><text:tab/>27/10/2006</text:p>
      <text:p text:style-name="P4">Nationality : <text:tab/><text:tab/><text:tab/><text:tab/><text:tab/><text:tab/>Indian</text:p>
      <text:p text:style-name="P4">Caste : <text:tab/><text:tab/><text:tab/><text:tab/><text:tab/><text:tab/><text:tab/>Open</text:p>
      <text:p text:style-name="P4">Category : <text:tab/><text:tab/><text:tab/><text:tab/><text:tab/><text:tab/>Student</text:p>
      <text:p text:style-name="P5"><text:span text:style-name="T4">Hobbies : <text:tab/><text:tab/><text:tab/><text:tab/><text:tab/> <text:s text:c="5"/>Sketch, 3dModeling, Chess, <text:tab/><text:tab/><text:tab/><text:tab/><text:tab/><text:tab/><text:tab/> <text:s text:c="5"/>Football, </text:span><text:span text:style-name="T1">Learning language</text:span></text:p>
      <text:p text:style-name="P7"><text:span text:style-name="T3">E</text:span><text:span text:style-name="T2">ducation Qualifications:</text:span>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8">Qualifications</text:p>
          </table:table-cell>
          <table:table-cell table:style-name="Table1.B1" office:value-type="string">
            <text:p text:style-name="P6">Year</text:p>
          </table:table-cell>
          <table:table-cell table:style-name="Table1.A1" office:value-type="string">
            <text:p text:style-name="P6">Boards</text:p>
          </table:table-cell>
        </table:table-row>
        <table:table-row table:style-name="Table1.2">
          <table:table-cell table:style-name="Table1.A2" office:value-type="string">
            <text:p text:style-name="P6">SSC</text:p>
          </table:table-cell>
          <table:table-cell table:style-name="Table1.B2" office:value-type="string">
            <text:p text:style-name="P6">2021-2022</text:p>
          </table:table-cell>
          <table:table-cell table:style-name="Table1.A2" office:value-type="string">
            <text:p text:style-name="P6">CBSE</text:p>
          </table:table-cell>
        </table:table-row>
      </table:table>
      <text:p text:style-name="P9"/>
      <text:p text:style-name="P10">Aim:</text:p>
      <text:list text:style-name="List_20_1">
        <text:list-item>
          <text:p text:style-name="P11">Seeking a challenging position in a reputed organization where I can learn new skills, expand my knowledge, and leverage my learnings.</text:p>
        </text:list-item>
        <text:list-item>
          <text:p text:style-name="P11">applicable skills, education and experience and an explanation of any relevant traini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20pt" style:font-size-asian="17.5pt" style:font-size-complex="2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28pt" fo:font-weight="bold" officeooo:rsid="001c0575" officeooo:paragraph-rsid="001c0575" style:font-size-asian="24.5pt" style:font-weight-asian="bold" style:font-size-complex="28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28pt" officeooo:rsid="001c0575" officeooo:paragraph-rsid="001c0575" style:font-size-asian="24.5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SUME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15:38:41.898000000</meta:creation-date>
    <dc:date>2022-11-06T19:52:58.127000000</dc:date>
    <meta:editing-duration>PT1H4M51S</meta:editing-duration>
    <meta:editing-cycles>6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18" meta:word-count="77" meta:character-count="560" meta:non-whitespace-character-count="441"/>
  </office:meta>
</office:document-meta>
</file>